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2.03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1.99mm"/>
    </style:style>
    <style:style style:name="co8" style:family="table-column">
      <style:table-column-properties fo:break-before="auto" style:column-width="16.55mm"/>
    </style:style>
    <style:style style:name="co9" style:family="table-column">
      <style:table-column-properties fo:break-before="auto" style:column-width="6.17mm"/>
    </style:style>
    <style:style style:name="co10" style:family="table-column">
      <style:table-column-properties fo:break-before="auto" style:column-width="75mm"/>
    </style:style>
    <style:style style:name="co11" style:family="table-column">
      <style:table-column-properties fo:break-before="auto" style:column-width="26.99mm"/>
    </style:style>
    <style:style style:name="co12" style:family="table-column">
      <style:table-column-properties fo:break-before="auto" style:column-width="22.77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25.51mm"/>
    </style:style>
    <style:style style:name="co15" style:family="table-column">
      <style:table-column-properties fo:break-before="auto" style:column-width="47.04mm"/>
    </style:style>
    <style:style style:name="co16" style:family="table-column">
      <style:table-column-properties fo:break-before="auto" style:column-width="50.25mm"/>
    </style:style>
    <style:style style:name="co17" style:family="table-column">
      <style:table-column-properties fo:break-before="auto" style:column-width="43.83mm"/>
    </style:style>
    <style:style style:name="co18" style:family="table-column">
      <style:table-column-properties fo:break-before="auto" style:column-width="54.95mm"/>
    </style:style>
    <style:style style:name="co19" style:family="table-column">
      <style:table-column-properties fo:break-before="auto" style:column-width="15.79mm"/>
    </style:style>
    <style:style style:name="co20" style:family="table-column">
      <style:table-column-properties fo:break-before="auto" style:column-width="3.16mm"/>
    </style:style>
    <style:style style:name="co21" style:family="table-column">
      <style:table-column-properties fo:break-before="auto" style:column-width="2.72mm"/>
    </style:style>
    <style:style style:name="co22" style:family="table-column">
      <style:table-column-properties fo:break-before="auto" style:column-width="22.21mm"/>
    </style:style>
    <style:style style:name="co23" style:family="table-column">
      <style:table-column-properties fo:break-before="auto" style:column-width="6.31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56.73mm"/>
    </style:style>
    <style:style style:name="co26" style:family="table-column">
      <style:table-column-properties fo:break-before="auto" style:column-width="55.09mm"/>
    </style:style>
    <style:style style:name="co27" style:family="table-column">
      <style:table-column-properties fo:break-before="auto" style:column-width="8.43mm"/>
    </style:style>
    <style:style style:name="co28" style:family="table-column">
      <style:table-column-properties fo:break-before="auto" style:column-width="74.42mm"/>
    </style:style>
    <style:style style:name="co29" style:family="table-column">
      <style:table-column-properties fo:break-before="auto" style:column-width="52.25mm"/>
    </style:style>
    <style:style style:name="co30" style:family="table-column">
      <style:table-column-properties fo:break-before="auto" style:column-width="8.17mm"/>
    </style:style>
    <style:style style:name="co31" style:family="table-column">
      <style:table-column-properties fo:break-before="auto" style:column-width="85.92mm"/>
    </style:style>
    <style:style style:name="co32" style:family="table-column">
      <style:table-column-properties fo:break-before="auto" style:column-width="47.27mm"/>
    </style:style>
    <style:style style:name="co33" style:family="table-column">
      <style:table-column-properties fo:break-before="auto" style:column-width="9.24mm"/>
    </style:style>
    <style:style style:name="co34" style:family="table-column">
      <style:table-column-properties fo:break-before="auto" style:column-width="62.44mm"/>
    </style:style>
    <style:style style:name="co35" style:family="table-column">
      <style:table-column-properties fo:break-before="auto" style:column-width="28.13mm"/>
    </style:style>
    <style:style style:name="co36" style:family="table-column">
      <style:table-column-properties fo:break-before="auto" style:column-width="69.8mm"/>
    </style:style>
    <style:style style:name="co37" style:family="table-column">
      <style:table-column-properties fo:break-before="auto" style:column-width="7.88mm"/>
    </style:style>
    <style:style style:name="co38" style:family="table-column">
      <style:table-column-properties fo:break-before="auto" style:column-width="33.85mm"/>
    </style:style>
    <style:style style:name="co39" style:family="table-column">
      <style:table-column-properties fo:break-before="auto" style:column-width="7.62mm"/>
    </style:style>
    <style:style style:name="co40" style:family="table-column">
      <style:table-column-properties fo:break-before="auto" style:column-width="95.67mm"/>
    </style:style>
    <style:style style:name="co41" style:family="table-column">
      <style:table-column-properties fo:break-before="auto" style:column-width="8.98mm"/>
    </style:style>
    <style:style style:name="co42" style:family="table-column">
      <style:table-column-properties fo:break-before="auto" style:column-width="68.7mm"/>
    </style:style>
    <style:style style:name="co43" style:family="table-column">
      <style:table-column-properties fo:break-before="auto" style:column-width="7.07mm"/>
    </style:style>
    <style:style style:name="co44" style:family="table-column">
      <style:table-column-properties fo:break-before="auto" style:column-width="45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10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3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1" style:family="table-cell" style:parent-style-name="Default" style:data-style-name="N100">
      <style:text-properties style:font-name="Liberation Serif"/>
    </style:style>
    <style:style style:name="ce2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13" style:family="table-cell" style:parent-style-name="Default" style:data-style-name="N100"/>
    <style:style style:name="ce5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8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20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>
      <style:text-properties style:font-name="Liberation Serif"/>
    </style:style>
    <style:style style:name="ce12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Kconfig_chai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4"/>
        <table:table-column table:style-name="co1" table:number-columns-repeated="80" table:default-cell-style-name="Default"/>
        <table:table-row table:style-name="ro1">
          <table:table-cell/>
          <table:table-cell table:style-name="ce14" office:value-type="string" calcext:value-type="string">
            <text:p>u-boot/Kconfig</text:p>
          </table:table-cell>
          <table:table-cell/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arch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arch/ar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arch/arm/mach-sunxi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arch/arm/Kconfig.debug</text:p>
          </table:table-cell>
          <table:table-cell table:number-columns-repeated="79"/>
        </table:table-row>
        <table:table-row table:style-name="ro1">
          <table:table-cell table:number-columns-repeated="2"/>
          <table:table-cell table:style-name="ce14" office:value-type="string" calcext:value-type="string">
            <text:p>api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common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common/spl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cmd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efi_selftes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cmd/mvebu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cmd/ti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disk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dts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env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net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drivers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core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ad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ata/Kconfig"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block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bootcoun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clk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tegra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uniphier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exyno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at91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renesa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lk/mvebu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cpu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crypto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crypto/fsl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dd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ddr/altera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demo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ddr/fs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dfu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dma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fastboo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firmware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fpga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gpio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i2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i2c/muxe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inpu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led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ailbox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emory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is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m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mtd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mtd/nand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mtd/spi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mtd/ubi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ne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net/phy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net/pfe_eth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nvme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c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cmcia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hy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hy/allwinne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hy/marvel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pinctr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meson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nxp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renesa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uniphier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exyno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mvebu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inctrl/broadcom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powe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ower/domain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ower/pmic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power/regulator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pw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ra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ram/stm32mp1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remotepro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rese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rtc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cs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eria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ound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p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pm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sysrese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thermal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time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tp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drivers/usb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host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dwc3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musb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musb-new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emul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phy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ulpi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gadget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usb/eth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video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video/fonts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video/rockchip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video/stm32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Default"/>
          <table:table-cell table:style-name="ce14" office:value-type="string" calcext:value-type="string">
            <text:p>drivers/video/bridge/Kconfig</text:p>
          </table:table-cell>
          <table:table-cell table:number-columns-repeated="79"/>
        </table:table-row>
        <table:table-row table:style-name="ro1">
          <table:table-cell table:number-columns-repeated="3"/>
          <table:table-cell office:value-type="string" calcext:value-type="string">
            <text:p>drivers/watchdog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fs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btr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cb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ext4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reiser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fat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jffs2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ubi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cramfs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fs/yaffs2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lib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dhry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rsa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efi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efi_loader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lib/optee/Kconfig</text:p>
          </table:table-cell>
          <table:table-cell table:number-columns-repeated="80"/>
        </table:table-row>
        <table:table-row table:style-name="ro1">
          <table:table-cell table:number-columns-repeated="2"/>
          <table:table-cell table:style-name="ce14" office:value-type="string" calcext:value-type="string">
            <text:p>test/Kconfig</text:p>
          </table:table-cell>
          <table:table-cell table:style-name="Default"/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test/dm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test/env/Kconfig</text:p>
          </table:table-cell>
          <table:table-cell table:number-columns-repeated="80"/>
        </table:table-row>
        <table:table-row table:style-name="ro1">
          <table:table-cell table:number-columns-repeated="3"/>
          <table:table-cell office:value-type="string" calcext:value-type="string">
            <text:p>test/overlay/Kconfig</text:p>
          </table:table-cell>
          <table:table-cell table:number-columns-repeated="80"/>
        </table:table-row>
      </table:table>
      <table:table table:name="defconfigs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5" table:default-cell-style-name="ce4"/>
        <table:table-column table:style-name="co6" table:default-cell-style-name="ce9"/>
        <table:table-column table:style-name="co2" table:number-columns-repeated="1017" table:default-cell-style-name="ce9"/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Automatically generated file; DO NOT EDIT.</text:p>
          </table:table-cell>
          <table:table-cell table:number-columns-repeated="2"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U-Boot 2018.07-rc1 Configuration</text:p>
          </table:table-cell>
          <table:table-cell table:number-columns-repeated="2"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q8_a33_tablet_1024x600_defconfig</text:p>
          </table:table-cell>
          <table:table-cell table:number-columns-repeated="2"/>
          <table:table-cell table:style-name="ce10" office:value-type="string" calcext:value-type="string">
            <text:p>rpi_defconfig</text:p>
          </table:table-cell>
          <table:table-cell/>
          <table:table-cell table:style-name="ce10" office:value-type="string" calcext:value-type="string">
            <text:p>rpi_3_defconfi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CREATE_ARCH_SYMLINK=y</text:p>
          </table:table-cell>
          <table:table-cell table:number-columns-repeated="2"/>
          <table:table-cell table:style-name="ce3" office:value-type="string" calcext:value-type="string">
            <text:p>CONFIG_ARM=y</text:p>
          </table:table-cell>
          <table:table-cell/>
          <table:table-cell table:style-name="ce3" office:value-type="string" calcext:value-type="string">
            <text:p>CONFIG_ARM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ARC is not set</text:p>
          </table:table-cell>
          <table:table-cell table:number-columns-repeated="2"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ARM=y</text:p>
          </table:table-cell>
          <table:table-cell table:number-columns-repeated="4"/>
          <table:table-cell office:value-type="string" calcext:value-type="string">
            <text:p>CONFIG_TARGET_RPI_3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M68K is not set</text:p>
          </table:table-cell>
          <table:table-cell table:number-columns-repeated="2"/>
          <table:table-cell office:value-type="string" calcext:value-type="string">
            <text:p>CONFIG_TARGET_RPI=y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MICROBLAZE is not set</text:p>
          </table:table-cell>
          <table:table-cell table:number-columns-repeated="4"/>
          <table:table-cell office:value-type="string" calcext:value-type="string">
            <text:p>CONFIG_SYS_MALLOC_F_LEN=0x20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MIPS is not set</text:p>
          </table:table-cell>
          <table:table-cell table:number-columns-repeated="4"/>
          <table:table-cell office:value-type="string" calcext:value-type="string">
            <text:p>CONFIG_DEFAULT_DEVICE_TREE="bcm2837-rpi-3-b"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NDS32 is not set</text:p>
          </table:table-cell>
          <table:table-cell table:number-columns-repeated="2"/>
          <table:table-cell office:value-type="string" calcext:value-type="string">
            <text:p>CONFIG_DEFAULT_DEVICE_TREE="bcm2835-rpi-b"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NIOS2 is not set</text:p>
          </table:table-cell>
          <table:table-cell table:number-columns-repeated="2"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PPC is not set</text:p>
          </table:table-cell>
          <table:table-cell table:number-columns-repeated="2"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RISCV is not set</text:p>
          </table:table-cell>
          <table:table-cell table:number-columns-repeated="2"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SANDBOX is not set</text:p>
          </table:table-cell>
          <table:table-cell table:number-columns-repeated="2"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SH is not set</text:p>
          </table:table-cell>
          <table:table-cell table:number-columns-repeated="2"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X86 is not set</text:p>
          </table:table-cell>
          <table:table-cell table:number-columns-repeated="2"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XTENSA is not set</text:p>
          </table:table-cell>
          <table:table-cell table:number-columns-repeated="2"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ARCH="arm"</text:p>
          </table:table-cell>
          <table:table-cell table:number-columns-repeated="2"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CPU="armv7"</text:p>
          </table:table-cell>
          <table:table-cell table:number-columns-repeated="2"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SOC="sunxi"</text:p>
          </table:table-cell>
          <table:table-cell table:number-columns-repeated="2"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BOARD="sunxi"</text:p>
          </table:table-cell>
          <table:table-cell table:number-columns-repeated="2"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CONFIG_NAME="sun8i"</text:p>
          </table:table-cell>
          <table:table-cell table:number-columns-repeated="2"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ARM architecture</text:p>
          </table:table-cell>
          <table:table-cell table:number-columns-repeated="2"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HAS_VBAR=y</text:p>
          </table:table-cell>
          <table:table-cell table:number-columns-repeated="2"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HAS_THUMB2=y</text:p>
          </table:table-cell>
          <table:table-cell table:number-columns-repeated="2"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ARM_ASM_UNIFIED=y</text:p>
          </table:table-cell>
          <table:table-cell table:number-columns-repeated="4"/>
          <table:table-cell office:value-type="string" calcext:value-type="string">
            <text:p># CONFIG_REQUIRE_SERIAL_CONSOLE is not se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ARM_CACHE_CP15=y</text:p>
          </table:table-cell>
          <table:table-cell table:number-columns-repeated="2"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ARM_MMU=y</text:p>
          </table:table-cell>
          <table:table-cell table:number-columns-repeated="2"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SYS_ARM_MPU is not set</text:p>
          </table:table-cell>
          <table:table-cell table:number-columns-repeated="2"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CPU_V7A=y</text:p>
          </table:table-cell>
          <table:table-cell table:number-columns-repeated="2"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ARM_ARCH=7</text:p>
          </table:table-cell>
          <table:table-cell table:number-columns-repeated="2"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CACHE_SHIFT_6=y</text:p>
          </table:table-cell>
          <table:table-cell table:number-columns-repeated="2"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CACHELINE_SIZE=64</text:p>
          </table:table-cell>
          <table:table-cell table:number-columns-repeated="2"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SYS_ARCH_TIMER is not set</text:p>
          </table:table-cell>
          <table:table-cell table:number-columns-repeated="2"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ARM_SMCCC is not set</text:p>
          </table:table-cell>
          <table:table-cell table:number-columns-repeated="2"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SEMIHOSTING is not set</text:p>
          </table:table-cell>
          <table:table-cell table:number-columns-repeated="2"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YS_THUMB_BUILD=y</text:p>
          </table:table-cell>
          <table:table-cell table:number-columns-repeated="2"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SPL_SYS_THUMB_BUILD=y</text:p>
          </table:table-cell>
          <table:table-cell table:number-columns-repeated="2"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SYS_L2CACHE_OFF is not set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# CONFIG_ENABLE_ARM_SOC_BOOT0_HOOK is not set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FIG_USE_ARCH_MEMCPY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USE_ARCH_MEMCPY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E_ARCH_MEMSE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USE_ARCH_MEMSE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M64_SUPPORT_AARCH3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AT91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EDB93X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ASPENIT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GPLUG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DAVINC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KIRKWOO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VEBU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DEVKIT325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WORK_92105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APF27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RION5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SPEAR30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SPEAR31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SPEAR32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SPEAR60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STV0991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X60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WOODBUR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WOODBURN_S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FLEA3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MX35PDK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BCM283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VEXPRESS_CA15_TC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VEXPRESS_CA5X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VEXPRESS_CA9X4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BCM23550_W1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BCM28155_A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BCMCYGNU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BCMNS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BCMNS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EXYNO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S5PC1X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HIGHBANK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INTEGRATO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KEYSTON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OMAP2PLU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ES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X8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X23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X25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X28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X31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X7UL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X7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X6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LDSCRIPT="arch/arm/cpu/armv7/sunxi/u-boot-spl.lds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X5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QEMU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RMOBI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S32V234EV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SNAPDRAG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SOCFPG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RCH_SUNX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VF61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ZYNQ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ZYNQMP_R5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ZYNQM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EGR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VEXPRESS64_AEMV8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VEXPRESS64_BASE_FV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VEXPRESS64_BASE_FVP_DRA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VEXPRESS64_JUN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2080A_EMU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2080A_SIMU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88AQD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2080AQD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2080ARD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2081ARD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HIKE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POPLA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12AQD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12ARD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12A2G5RD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12AFRW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12AFRD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88ARD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21AQD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21ATW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21AIO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43AQD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43ARD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46AQD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LS1046ARD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H220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ZIPITZ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COLIBRI_PXA27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UNIPHIE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TM3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ST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STM32M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ROCKCHI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ARGET_THUNDERX_88X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ASPEE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TEXT_BASE=0x4a000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GPIO_SUPPO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LIBCOMMON_SUPPO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LIBGENERIC_SUPPO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MALLOC_F_LEN=0x4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MMC_SUPPO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SERIAL_SUPPO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DRIVERS_MISC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NV_SIZE=0x20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NV_OFFSET=0x88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SYS_MALLOC_F_LEN=0x4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IDENT_STRING=" Allwinner Technology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RAM_SUN8I_A33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UN6I_P2W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UN6I_PRCM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PMIC_BU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UN8I_RSB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UNXI_GEN_SUN6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4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5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6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7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8I_A23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ACH_SUN8I_A33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8I_A83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8I_H3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8I_R4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8I_V3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9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50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H_SUN50I_H5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ACH_SUN8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ESERVE_ALLWINNER_BOOT0_HEADE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RAM_CLK=408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RAM_ZQ=1529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RAM_ODT_E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CLK_FREQ=1008000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ART0_PORT_F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LD_SUNXI_KERNEL_COMPA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ACPWR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0_CD_PIN="PB4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1_CD_PIN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2_CD_PIN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3_CD_PIN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1_PINS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2_PINS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3_PINS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_SUNXI_SLOT_EXTRA=-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INITIAL_USB_SCAN_DELAY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0_VBUS_PIN="AXP0-VBUS-ENABLE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0_VBUS_DET="AXP0-VBUS-DETECT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0_ID_DET="PH8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1_VBUS_PIN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2_VBUS_PIN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3_VBUS_PIN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I2C0_ENAB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I2C1_ENAB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I2C2_ENAB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_I2C_ENAB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GPI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SUNX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VGA_VIA_LC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LCD_MODE="x:1024,y:600,depth:18,pclk_khz:51000,le:159,ri:160,up:22,lo:12,hs:1,vs:1,sync:3,vmode:0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LCD_DCLK_PHASE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LCD_POWER="PH7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LCD_RESET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LCD_BL_EN="PH6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LCD_BL_PWM="PH0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LCD_BL_PWM_ACTIVE_LOW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LCD_PANEL_I2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LCD_IF_PARALLEL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LCD_PANEL_PARALLEL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LCD_PANEL_LVD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LCD_PANEL_MIPI_4_LANE_513_MBPS_VIA_SSD2828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LCD_PANEL_EDP_4_LANE_1620M_VIA_ANX9804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LCD_PANEL_HITACHI_TX18D42V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LCD_TL059WV5C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ATAPWR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GMAC_TX_DELAY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STACK_R_ADDR=0x4fe00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FAT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LIBDISK_SUPPO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SPI_FLASH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SPI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PU_V7_HAS_NONSE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PU_V7_HAS_VI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RCH_SUPPORT_PSC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RMV7_NONSE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MV7_BOOT_SEC_DEFAUL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RMV7_VI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RMV7_PSC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RMV7_PSCI_NR_CPUS=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MV7_LPA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DEKBLO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HDMIDETECT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ARM debu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EBUG_L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EFAULT_DEVICE_TREE="sun8i-a33-q8-tablet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EBUG_UA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HCI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General setu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LOCALVERSION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LOCALVERSION_AUT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C_OPTIMIZE_FOR_SIZ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ISTRO_DEFAULT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NV_VARS_UBOOT_CONFIG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BOOT_GET_CMDLIN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BOOT_GET_KB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MALLOC_F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TPL_SYS_MALLOC_F_LEN=0x4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XPE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MALLOC_CLEAR_ON_INI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OOLS_DEBU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HYS_64BIT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Boot imag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NDROID_BOOT_IMAG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I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IMAGE_FORMAT_LEGACY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OF_BOARD_SETUP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F_SYSTEM_SETU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F_STDOUT_VIA_ALIA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EXTRA_OPTIONS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RCH_FIXUP_FDT_MEMORY=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AP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PI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Boot tim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OOTSTAG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STAGE_RECORD_COUNT=3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BOOTSTAGE_RECORD_COUNT=5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STAGE_STASH_ADDR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STAGE_STASH_SIZE=0x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Boot medi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NAND_BOO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NENAND_BOO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QSPI_BOO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ATA_BOO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D_BOO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I_BOO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DELAY=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E_BOOTARG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E_BOOTCOMMAND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COMMAND="run distro_bootcmd"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sol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ENU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ONSOLE_RECOR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LOGLEVEL=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LOGLEVEL=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ILENT_CONSO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PRE_CONSOLE_BUFFER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PRE_CON_BUF_SZ=409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PRE_CON_BUF_ADDR=0x4f000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ONSOLE_MUX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CONSOLE_IS_IN_ENV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CONSOLE_OVERWRITE_ROUTIN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CONSOLE_ENV_OVERWRIT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CONSOLE_INFO_QUIE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STDIO_DEREGISTER=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Logg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O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LO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UPPORT_RAW_INITRD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EFAULT_FDT_FILE="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ERSION_VARIAB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ISPLAY_CPUINF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ISPLAY_BOARDINF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ISPLAY_BOARDINFO_LATE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tart-up hook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EARLY_INIT_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H_MISC_INI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OARD_EARLY_INIT_F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OARD_EARLY_INIT_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AST_STAGE_INIT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ecurity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HASH=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Update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PL / TP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UPPORT_SPL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FRAMEWORK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BOARD_INI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BOOTROM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RAW_IMAGE_SUPPO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LEGACY_IMAGE_SUPPO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SYS_MALLOC_SIMPL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PL_SYS_MALLOC_SIMP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STACK_R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STACK_R_MALLOC_SIMPLE_LEN=0x100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SEPARATE_BS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DISABLE_BANNER_PRIN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DISPLAY_PRIN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MMCSD_RAW_MODE_U_BOOT_USE_SECTOR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MMCSD_RAW_MODE_U_BOOT_SECTOR=0x5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MMCSD_RAW_MODE_U_BOOT_USE_PARTITI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CPU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CRYPTO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HASH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DMA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ENV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EXT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FPGA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I2C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MMC_WRIT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MPC8XXX_INIT_DDR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MTD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MUSB_NEW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NAND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NET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NO_CPU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NOR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XIP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ONENAND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OS_BOO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PCI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PCH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POST_MEM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RESET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POWER_SUPPO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RAM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RTC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SATA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THERMA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USB_HOST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USB_GADGET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WATCHDOG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YMODEM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AM33XX_ENABLE_RTC32K_OSC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mmand line interfa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LIN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HUSH_PARSER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LINE_EDITING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UTO_COMPLET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LONGHELP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PROMPT="=&gt; "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Autoboot option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UTOBOO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UTOBOOT_KEYED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Info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BD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CONFI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CONSOL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CPU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LICENSE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Boot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BOOTD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BOOTM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BOOTZ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BOOTMENU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ELF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FD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G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RUN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IM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IML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XIMG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POWEROFF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P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FITUP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THOR_DOWNLOA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ZBOOT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Environment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ASKENV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EXPORTENV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IMPORTENV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EDITENV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GREPENV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SAVEENV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ENV_EXIST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ENV_CALLBACK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ENV_FLAGS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Memory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BINO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CRC32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RC32_VERIF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EEPRO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OOPW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MD5SU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MEMINF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MEMORY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MEMTES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MX_CYCLI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HA1SU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TRINGS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mpression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LZMADE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UNZI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ZIP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Device access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ARMFLASH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AD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CLK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DEM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DFU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DM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FD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FLASH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FPGA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FUS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GPI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GP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RANDOM_UUID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GPT_RENAM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ID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IOTRAC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I2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LOADB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LOAD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MM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MMC_RPM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MMC_SWRIT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NAN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MMC_SP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ONENAN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PAR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PC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PCMCI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REA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AT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AVE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CS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DRA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F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F_TES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P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TSI148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UNIVERS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USB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USB_SD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USB_MASS_STORAGE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hell scripting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ECH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ITES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SOURC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SETEXPR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NE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BOOTP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DHCP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P_BOOTPATH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P_DN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OOTP_DNS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P_GATEWAY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P_HOSTNAM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P_SUBNETMASK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OOTP_NTPSERVE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P_PX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P_PXE_CLIENTARCH=0x15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OOTP_VCI_STRING="U-Boot.armv7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TFTPBOO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TFTPPU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TFTPSRV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NET_TFTP_VAR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RAR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NF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MI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PING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CD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SNT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DN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LINK_LOCA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ETHSW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PXE=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Misc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BM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BS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BKOPS_ENAB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CACH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DISPLA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LE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DAT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TIM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GETTIM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MIS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TIME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QFW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TERMINA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UUID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TI specific command line interfa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DDR3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Power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ecurity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AE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BLO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HASH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Firmware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Filesystem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BTRF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EXT2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EXT4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EXT4_WRIT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FA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MD_FS_GENERI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FS_UUI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JFFS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MTDPART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REISE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ZFS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Debug comman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BEDBU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DIA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KGD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LO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TRAC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UBI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Partition Typ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PARTITION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_PARTITI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MAC_PARTITI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OS_PARTITION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DOS_PARTITI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ISO_PARTITION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ISO_PARTITI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MIGA_PARTITI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AMIGA_PARTITI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FI_PARTITION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FI_PARTITION_ENTRIES_NUMBERS=5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FI_PARTITION_ENTRIES_OFF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EFI_PARTITI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PARTITION_UUID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PARTITION_UUID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ARTITION_TYPE_GUI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UPPORT_OF_CONTROL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T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PYLIBFD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TO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INMAN=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Device Tree Contro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OF_CONTROL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F_BOARD_FIXU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OF_CONTRO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F_LIV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OF_SEPARAT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F_EMBE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F_BOAR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ULTI_DTB_FI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KIMAGE_DTC_PATH="dtc"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Environmen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EEPRO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NV_IS_IN_FA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EXT4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FLASH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MM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NAN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NVRA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ONENAN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REMOT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SPI_FLASH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IS_IN_UB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NV_FAT_INTERFACE="mmc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NV_FAT_DEVICE_AND_PART="0:auto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ENV_FAT_FILE="uboot.env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E_DEFAULT_ENV_FI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NV_VARS_UBOOT_RUNTIME_CONFI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NE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NET_RANDOM_ETHADD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NETCONSOLE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Device Driv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Generic Driver Option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D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WARN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DEBU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DEVICE_REMOV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STDI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SEQ_ALIA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DM_SEQ_ALIA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EGMA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EVRE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IMPLE_BU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OF_TRANSLAT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DEV_READ_INLIN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D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DC_EXYNO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DC_SANDBO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ARADC_MES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ARADC_ROCKCHI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AT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CSI_AHCI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ATA/SCSI device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WC_AHSAT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L_SAT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VSATA_ID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ATA_MV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ATA_SI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ATA_SIL3114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LK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HAVE_BLOCK_DEVIC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ID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OOTCOUNT_LIMIT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lock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LK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PU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Hardware crypto devi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L_CAA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FSL_SEC_B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FSL_SEC_LE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Demo for driver mode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DEMO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DFU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DMA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I_EDMA3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Fastboot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FUNCTION_FASTBOO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DP_FUNCTION_FASTBOOT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FPGA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PGA_ALTER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PGA_SOCFPG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PGA_XILIN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PGA_SPARTAN3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GPIO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GPI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LTERA_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WAPB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T91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TMEL_PIO4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INTEL_BROADWELL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INTEL_ICH6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IMX_RGPIO2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HSDK_CREG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PC32XX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SM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XC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PCA953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OCKCHIP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XILINX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TCA642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EGRA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EGRA186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YBRID_GPI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74X164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PCA953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PC8XXX_GPIO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I2C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I2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I2C_COMPA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I2C_DW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I2C_IMX_LPI2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I2C_MX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KEYBOARD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ROS_EC_KEY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I8042_KEYB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LED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E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ED_STATUS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Mailbox Controller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MAILBOX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Memory Controller driv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Multifunction device driv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IS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ROS_E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S451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L_SEC_M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XC_OCOT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NUVOTON_NCT6102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WRSEQ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CA9551_LE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WINBOND_W83627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ZYNQ_GEM_I2C_MAC_OFFSET=0x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MMC Host controller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_WRIT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MC_BROKEN_C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MM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_QUIRK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_HW_PARTITIONING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UPPORT_EMMC_RPM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MC_IO_VOLTAG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MMC_IO_VOLTAG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MC_HS200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MMC_HS200_SUPPO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_VERBOS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MC_TRAC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MMC_TIN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MC_DW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MC_MX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MC_PC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MC_OMAP_H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MC_SDHC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MMC_SUNX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TSDC01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L_ESDHC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MTD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T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TD_NOR_FLASH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NAND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PI Flash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I_FLASH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UBI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ONFIG_UBI_SILENCE_MS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TD_UB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ITBANGMI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V88E6352_SWITCH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HYLI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L_PF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ETH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RIVER_TI_CPSW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NETDEVICES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HY_GIG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LTERA_TS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CM_SF2_ETH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WC_ETH_QO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100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TH_DESIGNWAR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THO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TMAC10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AC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GMI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TL8139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TL8169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MC911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UN7I_GMA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UN4I_EMA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UN8I_EMA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H_ETHE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DPAA_QBMA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SEC_ENE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CI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PHY Subsyste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PHY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PH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NOP_PH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PHY_SUN4I_USB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VEBU_COMPHY_SUPPORT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Pin controll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INCTRL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Pow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Power Domain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OWER_DOMAI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PMI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MIC_AS372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OWER_MC34VR50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REGULATO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UNXI_NO_PMI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221_POWER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DCDC1_VOLT=3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DCDC2_VOLT=11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DCDC3_VOLT=12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DCDC4_VOLT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DCDC5_VOLT=15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ALDO1_VOLT=3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ALDO2_VOLT=25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ALDO3_VOLT=3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DLDO1_VOLT=33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DLDO2_VOLT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DLDO3_VOLT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DLDO4_VOLT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ELDO1_VOLT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ELDO2_VOLT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AXP_ELDO3_VOLT=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PW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WM_SANDBO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AM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Remote Processor driv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Reset Controller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RESET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Real Time Clock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RT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TC_S35392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CSI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erial driv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BAUDRATE=1152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REQUIRE_SERIAL_CONSOL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ECIFY_CONSOLE_INDEX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ERIAL_PRESEN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SERIAL_PRESEN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ONS_INDEX=5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SERIAL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ERIAL_RX_BUFFE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ERIAL_SEARCH_AL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PL_DM_SERIA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EBUG_UART_SKIP_INI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LTERA_JTAG_UA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LTERA_UA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RC_SERIA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TMEL_USA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L_LINFLEXUA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L_LPUA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VEBU_A3700_UAR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NULLDEV_SERIA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NS16550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L01X_SERIA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MSM_SERIA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XA_SERIAL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ound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OUN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I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PMI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MI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ystem reset device driv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RESE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RESET_SYSCON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RESET_WATCHDO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THERMAL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Timer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IMER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TPM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DM_USB=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USB Host Controller Driv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XHCI_HC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EHCI_HC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OHCI_HC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UHCI_HC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DWC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DWC3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Legacy MUSB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MUSB_HC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MUSB_UD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DAVINCI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MUSB Controller Driv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MUSB_HOS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MUSB_GADGE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MUSB_T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MUSB_AM35X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MUSB_DSP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MUSB_SUNXI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MUSB_PIO_ONLY=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USB Ph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WL4030_US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MAP_USB_PH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OCKCHIP_USB2_PHY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ULPI driver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USB peripheral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STORAG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KEYBOARD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USB_EVENT_POLL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USB_EVENT_POLL_VIA_INT_QUEU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USB_EVENT_POLL_VIA_CONTROL_E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GADGE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GADGET_MANUFACTURER="Allwinner Technology"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GADGET_VENDOR_NUM=0x1f3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GADGET_PRODUCT_NUM=0x101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GADGET_ATMEL_USB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GADGET_BCM_UDC_OTG_PH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GADGET_DWC2_OT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I_UDC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B_GADGET_VBUS_DRAW=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GADGET_DOWNLOA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ETHE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SB_HOST_ETHER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Graphics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M_VIDE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YS_WHITE_ON_BLACK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NO_FB_CLEAR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TrueType Fo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VES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LCD_ANX9804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LCD_SSD2828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LCD_HITACHI_TX18D42VM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MVEBU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ISPLAY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FSL_DCU_FB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TEGRA20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BRIDG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FB_CONSOL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FB_CONSOLE_ANSI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GA_AS_SINGLE_DEVIC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SW_CURSOR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ONSOLE_EXTRA_INF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CONSOLE_SCROLL_LINES=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CONSOLE_BG_COL=0x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CONSOLE_FG_COL=0xa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C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VIDEO_SIMP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VIDEO_DT_SIMPLEFB=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Watchdog Timer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WATCHDO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CM2835_WD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LP_WATCHDO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WD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HYS_TO_BUS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File system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_BTRF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_CBF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FS_EXT4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XT4_WRIT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FS_FA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FAT_WRITE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FS_FAT_MAX_CLUSTSIZE=6553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_JFFS2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BIFS_SILENCE_MS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S_CRAMF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YAFFS2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Library routin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CH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C_OPTIMIZE_LIBS_FOR_SPEE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DYNAMIC_CRC_TABL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HAVE_PRIVATE_LIBGC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LIB_UUID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PRINTF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PRINTF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RINTF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SPRINTF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TRT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PL_STRTO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E_PRIVATE_LIBGCC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SYS_HZ=1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USE_TINY_PRINTF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PANIC_HANG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REGEX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LIB_RAND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IB_HW_RAND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TINY_MEMSE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PL_TINY_MEMSE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ITREVERS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CMD_DHRYSTONE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ecurity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AES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RS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TPM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Hashing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HA1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HA256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HA_HW_ACCEL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mpression Suppor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Z4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ZMA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LZ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LZO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GZI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ERRNO_STR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HEXDUMP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OF_LIBFDT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OF_LIBFDT_OVERLAY=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SPL_OF_LIBFDT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FDT_FIXUP_PARTITIONS is not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System tabl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OPTE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FIG_OPTEE_LOAD_ADDR=0x0000000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BOOTM_OPTEE is not 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 CONFIG_UNIT_TEST is not set</text:p>
          </table:table-cell>
          <table:table-cell table:number-columns-repeated="1022"/>
        </table:table-row>
        <table:table-row table:style-name="ro2" table:number-rows-repeated="10473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ts_inclusion" table:style-name="ta1">
        <office:forms form:automatic-focus="false" form:apply-design-mode="false"/>
        <table:table-column table:style-name="co7" table:number-columns-repeated="5" table:default-cell-style-name="ce9"/>
        <table:table-column table:style-name="co8" table:default-cell-style-name="ce9"/>
        <table:table-column table:style-name="co7" table:number-columns-repeated="7" table:default-cell-style-name="ce9"/>
        <table:table-column table:style-name="co2" table:number-columns-repeated="1011" table:default-cell-style-name="ce9"/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cm283x.dtsi</text:p>
          </table:table-cell>
          <table:table-cell table:number-columns-repeated="6"/>
          <table:table-cell office:value-type="string" calcext:value-type="string">
            <text:p>bcm283x.dtsi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bcm283x-uboot.dtsi</text:p>
          </table:table-cell>
          <table:table-cell table:number-columns-repeated="1020"/>
        </table:table-row>
        <table:table-row table:style-name="ro2">
          <table:table-cell table:number-columns-repeated="8"/>
          <table:table-cell office:value-type="string" calcext:value-type="string">
            <text:p>bcm2835.dtsi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bcm270x.dtsi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bcm2708-rpi.dtsi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bcm2708.dtsi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cm2835.dts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835-rpi.dts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83x-rpi-smsc9512.dtsi</text:p>
          </table:table-cell>
          <table:table-cell table:number-columns-repeated="5"/>
          <table:table-cell office:value-type="string" calcext:value-type="string">
            <text:p>bcm283x-rpi-smsc9512.dtsi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cm283x-rpi-usb-host.dts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bcm2835-rpi-b.dts</text:p>
          </table:table-cell>
          <table:table-cell table:number-columns-repeated="5"/>
          <table:table-cell table:style-name="ce10" office:value-type="string" calcext:value-type="string">
            <text:p>bcm2708-rpi-b.dts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2" table:number-columns-repeated="4" table:default-cell-style-name="ce1"/>
        <table:table-column table:style-name="co18" table:default-cell-style-name="ce1"/>
        <table:table-column table:style-name="co2" table:number-columns-repeated="1007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mark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STMARK2</text:p>
          </table:table-cell>
          <table:table-cell table:number-columns-repeated="2"/>
          <table:table-cell office:value-type="string" calcext:value-type="string">
            <text:p>CF_SBF,SYS_SERIAL_BOOT,SYS_INPUT_CLKSRC=3000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7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700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hs38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hs38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b1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TB100</text:p>
          </table:table-cell>
          <table:table-cell office:value-type="string" calcext:value-type="string">
            <text:p>abilis_tb100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m-db5800-som-6867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SOM_DB5800_SOM_6867</text:p>
          </table:table-cell>
          <table:table-cell office:value-type="string" calcext:value-type="string">
            <text:p>baytrail_som-db5800-som-68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adorable-x86-conga-qa3-e3845-pcie-x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THEADORABLE_X86_CONGA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nx25-ae250</text:p>
          </table:table-cell>
          <table:table-cell office:value-type="string" calcext:value-type="string">
            <text:p>RISCV</text:p>
          </table:table-cell>
          <table:table-cell table:number-columns-repeated="5"/>
          <table:table-cell office:value-type="string" calcext:value-type="string">
            <text:p>NX25_AE250</text:p>
          </table:table-cell>
          <table:table-cell office:value-type="string" calcext:value-type="string">
            <text:p>ae25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xtfpga</text:p>
          </table:table-cell>
          <table:table-cell office:value-type="string" calcext:value-type="string">
            <text:p>XTENSA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0p773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0P77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2dplus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2DP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7780mp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7780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03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6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52evb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7752EV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MIN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qemu-ppce50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QEMU_PPCE5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ndbox64</text:p>
          </table:table-cell>
          <table:table-cell office:value-type="string" calcext:value-type="string">
            <text:p>SANDBOX64</text:p>
          </table:table-cell>
          <table:table-cell table:number-columns-repeated="6"/>
          <table:table-cell office:value-type="string" calcext:value-type="string">
            <text:p>sandbox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dbox</text:p>
          </table:table-cell>
          <table:table-cell table:number-columns-repeated="7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X" table:style-name="ta1">
        <table:table-column table:style-name="co2" table:number-columns-repeated="1024" table:default-cell-style-name="ce13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vtrees" table:style-name="ta1">
        <office:forms form:automatic-focus="false" form:apply-design-mode="false"/>
        <table:table-column table:style-name="co19" table:default-cell-style-name="ce9"/>
        <table:table-column table:style-name="co7" table:default-cell-style-name="ce8"/>
        <table:table-column table:style-name="co7" table:number-columns-repeated="15" table:default-cell-style-name="ce9"/>
        <table:table-column table:style-name="co20" table:default-cell-style-name="ce9"/>
        <table:table-column table:style-name="co7" table:number-columns-repeated="8" table:default-cell-style-name="ce9"/>
        <table:table-column table:style-name="co21" table:default-cell-style-name="ce9"/>
        <table:table-column table:style-name="co7" table:number-columns-repeated="30" table:default-cell-style-name="ce9"/>
        <table:table-column table:style-name="co22" table:default-cell-style-name="ce9"/>
        <table:table-column table:style-name="co23" table:default-cell-style-name="ce9"/>
        <table:table-column table:style-name="co2" table:number-columns-repeated="940" table:default-cell-style-name="ce9"/>
        <table:table-row table:style-name="ro2">
          <table:table-cell table:style-name="ce5"/>
          <table:table-cell table:style-name="ce6" office:value-type="string" calcext:value-type="string">
            <text:p>bcm2835-rpi-b.dts</text:p>
          </table:table-cell>
          <table:table-cell table:style-name="ce5" table:number-columns-repeated="997"/>
        </table:table-row>
        <table:table-row table:style-name="ro2">
          <table:table-cell table:style-name="ce3"/>
          <table:table-cell table:style-name="ce7" office:value-type="string" calcext:value-type="string">
            <text:p>/memreserve/ 0x00000000 0x00001000;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memory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chosen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aliases</text:p>
          </table:table-cell>
          <table:table-cell table:style-name="ce3" table:number-columns-repeated="55"/>
          <table:table-cell table:style-name="ce3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cpus</text:p>
          </table:table-cell>
          <table:table-cell table:style-name="ce3" table:number-columns-repeated="55"/>
          <table:table-cell table:style-name="ce3" office:value-type="string" calcext:value-type="string">
            <text:p>bcm2835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3" office:value-type="string" calcext:value-type="string">
            <text:p>thermal-zone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office:value-type="string" calcext:value-type="string">
            <text:p>cpu_thermal</text:p>
          </table:table-cell>
          <table:table-cell/>
          <table:table-cell table:style-name="ce8" office:value-type="string" calcext:value-type="string">
            <text:p>cpu-thermal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trips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leds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 office:value-type="string" calcext:value-type="string">
            <text:p>compatible = "gpio-leds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 office:value-type="string" calcext:value-type="string">
            <text:p>act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label = "AC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style-name="ce3" office:value-type="string" calcext:value-type="string">
            <text:p>soc</text:p>
          </table:table-cell>
          <table:table-cell table:style-name="ce7" office:value-type="string" calcext:value-type="string">
            <text:p>soc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#size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u-boot,dm-pre-reloc;</text:p>
          </table:table-cell>
          <table:table-cell table:number-columns-repeated="54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irmware</text:p>
          </table:table-cell>
          <table:table-cell/>
          <table:table-cell table:style-name="ce8" office:value-type="string" calcext:value-type="string">
            <text:p>firmware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ower</text:p>
          </table:table-cell>
          <table:table-cell/>
          <table:table-cell table:style-name="ce8" office:value-type="string" calcext:value-type="string">
            <text:p>power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arm-pmu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timer@7e0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ma</text:p>
          </table:table-cell>
          <table:table-cell/>
          <table:table-cell table:style-name="ce8" office:value-type="string" calcext:value-type="string">
            <text:p>dma@7e0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table:style-name="ce8" office:value-type="string" calcext:value-type="string">
            <text:p>interrupt-controller@7e00b2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watchdog@7e1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ocks</text:p>
          </table:table-cell>
          <table:table-cell/>
          <table:table-cell table:style-name="ce8" office:value-type="string" calcext:value-type="string">
            <text:p>cprman@7e1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rng@7e1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mailbox</text:p>
          </table:table-cell>
          <table:table-cell/>
          <table:table-cell table:style-name="ce8" office:value-type="string" calcext:value-type="string">
            <text:p>mailbox@7e00b8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io</text:p>
          </table:table-cell>
          <table:table-cell/>
          <table:table-cell table:style-name="ce8" office:value-type="string" calcext:value-type="string">
            <text:p>gpio@7e2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compatible = "brcm,bcm2835-gpio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reg = &lt;0x7e200000 0xb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gpio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#gpio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gpio-line-names = "SDA0",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inctrl-0 = &lt;&amp;gpioout &amp;alt0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ioout</text:p>
          </table:table-cell>
          <table:table-cell/>
          <table:table-cell table:style-name="ce8"/>
          <table:table-cell table:style-name="ce8" office:value-type="string" calcext:value-type="string">
            <text:p>gpioout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alt0</text:p>
          </table:table-cell>
          <table:table-cell/>
          <table:table-cell table:style-name="ce8"/>
          <table:table-cell table:style-name="ce8" office:value-type="string" calcext:value-type="string">
            <text:p>alt0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pi_gpio0</text:p>
          </table:table-cell>
          <table:table-cell/>
          <table:table-cell table:style-name="ce8"/>
          <table:table-cell table:style-name="ce8" office:value-type="string" calcext:value-type="string">
            <text:p>dpi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22</text:p>
          </table:table-cell>
          <table:table-cell/>
          <table:table-cell table:style-name="ce8"/>
          <table:table-cell table:style-name="ce8" office:value-type="string" calcext:value-type="string">
            <text:p>emmc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34</text:p>
          </table:table-cell>
          <table:table-cell/>
          <table:table-cell table:style-name="ce8"/>
          <table:table-cell table:style-name="ce8" office:value-type="string" calcext:value-type="string">
            <text:p>emmc_gpio3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48</text:p>
          </table:table-cell>
          <table:table-cell/>
          <table:table-cell table:style-name="ce8"/>
          <table:table-cell table:style-name="ce8" office:value-type="string" calcext:value-type="string">
            <text:p>emmc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0_gpio4</text:p>
          </table:table-cell>
          <table:table-cell/>
          <table:table-cell table:style-name="ce8"/>
          <table:table-cell table:style-name="ce8" office:value-type="string" calcext:value-type="string">
            <text:p>gpclk0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5</text:p>
          </table:table-cell>
          <table:table-cell/>
          <table:table-cell table:style-name="ce8"/>
          <table:table-cell table:style-name="ce8" office:value-type="string" calcext:value-type="string">
            <text:p>gpclk1_gpio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42</text:p>
          </table:table-cell>
          <table:table-cell/>
          <table:table-cell table:style-name="ce8"/>
          <table:table-cell table:style-name="ce8" office:value-type="string" calcext:value-type="string">
            <text:p>gpclk1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44</text:p>
          </table:table-cell>
          <table:table-cell/>
          <table:table-cell table:style-name="ce8"/>
          <table:table-cell table:style-name="ce8" office:value-type="string" calcext:value-type="string">
            <text:p>gpclk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2_gpio6</text:p>
          </table:table-cell>
          <table:table-cell/>
          <table:table-cell table:style-name="ce8"/>
          <table:table-cell table:style-name="ce8" office:value-type="string" calcext:value-type="string">
            <text:p>gpclk2_gpio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2_gpio43</text:p>
          </table:table-cell>
          <table:table-cell/>
          <table:table-cell table:style-name="ce8"/>
          <table:table-cell table:style-name="ce8" office:value-type="string" calcext:value-type="string">
            <text:p>gpclk2_gpio4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0</text:p>
          </table:table-cell>
          <table:table-cell/>
          <table:table-cell table:style-name="ce8"/>
          <table:table-cell table:style-name="ce8" office:value-type="string" calcext:value-type="string">
            <text:p>i2c0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28</text:p>
          </table:table-cell>
          <table:table-cell/>
          <table:table-cell table:style-name="ce8"/>
          <table:table-cell table:style-name="ce8" office:value-type="string" calcext:value-type="string">
            <text:p>i2c0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44</text:p>
          </table:table-cell>
          <table:table-cell/>
          <table:table-cell table:style-name="ce8"/>
          <table:table-cell table:style-name="ce8" office:value-type="string" calcext:value-type="string">
            <text:p>i2c0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_gpio2</text:p>
          </table:table-cell>
          <table:table-cell/>
          <table:table-cell table:style-name="ce8"/>
          <table:table-cell table:style-name="ce8" office:value-type="string" calcext:value-type="string">
            <text:p>i2c1_gpio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_gpio44</text:p>
          </table:table-cell>
          <table:table-cell/>
          <table:table-cell table:style-name="ce8"/>
          <table:table-cell table:style-name="ce8" office:value-type="string" calcext:value-type="string">
            <text:p>i2c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_slave_gpio18</text:p>
          </table:table-cell>
          <table:table-cell/>
          <table:table-cell table:style-name="ce8"/>
          <table:table-cell table:style-name="ce8" office:value-type="string" calcext:value-type="string">
            <text:p>i2c_slave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jtag_gpio4</text:p>
          </table:table-cell>
          <table:table-cell/>
          <table:table-cell table:style-name="ce8"/>
          <table:table-cell table:style-name="ce8" office:value-type="string" calcext:value-type="string">
            <text:p>jtag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jtag_gpio22</text:p>
          </table:table-cell>
          <table:table-cell/>
          <table:table-cell table:style-name="ce8"/>
          <table:table-cell table:style-name="ce8" office:value-type="string" calcext:value-type="string">
            <text:p>jtag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cm_gpio18</text:p>
          </table:table-cell>
          <table:table-cell/>
          <table:table-cell table:style-name="ce8"/>
          <table:table-cell table:style-name="ce8" office:value-type="string" calcext:value-type="string">
            <text:p>pcm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cm_gpio28</text:p>
          </table:table-cell>
          <table:table-cell/>
          <table:table-cell table:style-name="ce8"/>
          <table:table-cell table:style-name="ce8" office:value-type="string" calcext:value-type="string">
            <text:p>pcm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12</text:p>
          </table:table-cell>
          <table:table-cell/>
          <table:table-cell table:style-name="ce8"/>
          <table:table-cell table:style-name="ce8" office:value-type="string" calcext:value-type="string">
            <text:p>pwm0_gpio1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18</text:p>
          </table:table-cell>
          <table:table-cell/>
          <table:table-cell table:style-name="ce8"/>
          <table:table-cell table:style-name="ce8" office:value-type="string" calcext:value-type="string">
            <text:p>pwm0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40</text:p>
          </table:table-cell>
          <table:table-cell/>
          <table:table-cell table:style-name="ce8"/>
          <table:table-cell table:style-name="ce8" office:value-type="string" calcext:value-type="string">
            <text:p>pwm0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13</text:p>
          </table:table-cell>
          <table:table-cell/>
          <table:table-cell table:style-name="ce8"/>
          <table:table-cell table:style-name="ce8" office:value-type="string" calcext:value-type="string">
            <text:p>pwm1_gpio1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19</text:p>
          </table:table-cell>
          <table:table-cell/>
          <table:table-cell table:style-name="ce8"/>
          <table:table-cell table:style-name="ce8" office:value-type="string" calcext:value-type="string">
            <text:p>pwm1_gpio19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41</text:p>
          </table:table-cell>
          <table:table-cell/>
          <table:table-cell table:style-name="ce8"/>
          <table:table-cell table:style-name="ce8" office:value-type="string" calcext:value-type="string">
            <text:p>pwm1_gpio41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45</text:p>
          </table:table-cell>
          <table:table-cell/>
          <table:table-cell table:style-name="ce8"/>
          <table:table-cell table:style-name="ce8" office:value-type="string" calcext:value-type="string">
            <text:p>pwm1_gpio4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ost_gpio48</text:p>
          </table:table-cell>
          <table:table-cell/>
          <table:table-cell table:style-name="ce8"/>
          <table:table-cell table:style-name="ce8" office:value-type="string" calcext:value-type="string">
            <text:p>sdhost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0_gpio7</text:p>
          </table:table-cell>
          <table:table-cell/>
          <table:table-cell table:style-name="ce8"/>
          <table:table-cell table:style-name="ce8" office:value-type="string" calcext:value-type="string">
            <text:p>spi0_gpio7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0_gpio35</text:p>
          </table:table-cell>
          <table:table-cell/>
          <table:table-cell table:style-name="ce8"/>
          <table:table-cell table:style-name="ce8" office:value-type="string" calcext:value-type="string">
            <text:p>spi0_gpio3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1_gpio16</text:p>
          </table:table-cell>
          <table:table-cell/>
          <table:table-cell table:style-name="ce8"/>
          <table:table-cell table:style-name="ce8" office:value-type="string" calcext:value-type="string">
            <text:p>spi1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2_gpio40</text:p>
          </table:table-cell>
          <table:table-cell/>
          <table:table-cell table:style-name="ce8"/>
          <table:table-cell table:style-name="ce8" office:value-type="string" calcext:value-type="string">
            <text:p>spi2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14</text:p>
          </table:table-cell>
          <table:table-cell/>
          <table:table-cell table:style-name="ce8"/>
          <table:table-cell table:style-name="ce8" office:value-type="string" calcext:value-type="string">
            <text:p>uart0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16</text:p>
          </table:table-cell>
          <table:table-cell/>
          <table:table-cell table:style-name="ce8"/>
          <table:table-cell table:style-name="ce8" office:value-type="string" calcext:value-type="string">
            <text:p>uart0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30</text:p>
          </table:table-cell>
          <table:table-cell/>
          <table:table-cell table:style-name="ce8"/>
          <table:table-cell table:style-name="ce8" office:value-type="string" calcext:value-type="string">
            <text:p>uart0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32</text:p>
          </table:table-cell>
          <table:table-cell/>
          <table:table-cell table:style-name="ce8"/>
          <table:table-cell table:style-name="ce8" office:value-type="string" calcext:value-type="string">
            <text:p>uart0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36</text:p>
          </table:table-cell>
          <table:table-cell/>
          <table:table-cell table:style-name="ce8"/>
          <table:table-cell table:style-name="ce8" office:value-type="string" calcext:value-type="string">
            <text:p>uart0_gpio3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38</text:p>
          </table:table-cell>
          <table:table-cell/>
          <table:table-cell table:style-name="ce8"/>
          <table:table-cell table:style-name="ce8" office:value-type="string" calcext:value-type="string">
            <text:p>uart0_ctsrts_gpio3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14</text:p>
          </table:table-cell>
          <table:table-cell/>
          <table:table-cell table:style-name="ce8"/>
          <table:table-cell table:style-name="ce8" office:value-type="string" calcext:value-type="string">
            <text:p>uart1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16</text:p>
          </table:table-cell>
          <table:table-cell/>
          <table:table-cell table:style-name="ce8"/>
          <table:table-cell table:style-name="ce8" office:value-type="string" calcext:value-type="string">
            <text:p>uart1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32</text:p>
          </table:table-cell>
          <table:table-cell/>
          <table:table-cell table:style-name="ce8"/>
          <table:table-cell table:style-name="ce8" office:value-type="string" calcext:value-type="string">
            <text:p>uart1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30</text:p>
          </table:table-cell>
          <table:table-cell/>
          <table:table-cell table:style-name="ce8"/>
          <table:table-cell table:style-name="ce8" office:value-type="string" calcext:value-type="string">
            <text:p>uart1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40</text:p>
          </table:table-cell>
          <table:table-cell/>
          <table:table-cell table:style-name="ce8"/>
          <table:table-cell table:style-name="ce8" office:value-type="string" calcext:value-type="string">
            <text:p>uart1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42</text:p>
          </table:table-cell>
          <table:table-cell/>
          <table:table-cell table:style-name="ce8"/>
          <table:table-cell table:style-name="ce8" office:value-type="string" calcext:value-type="string">
            <text:p>uart1_ctsrts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</text:p>
          </table:table-cell>
          <table:table-cell/>
          <table:table-cell table:style-name="ce8" office:value-type="string" calcext:value-type="string">
            <text:p>serial@7e2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3" office:value-type="string" calcext:value-type="string">
            <text:p>clock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 office:value-type="string" calcext:value-type="string">
            <text:p>usbphy</text:p>
          </table:table-cell>
          <table:table-cell table:style-name="ce3" office:value-type="string" calcext:value-type="string">
            <text:p>phy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 table:number-rows-repeated="1048015">
          <table:table-cell table:number-columns-repeated="999"/>
        </table:table-row>
        <table:table-row table:style-name="ro3" table:number-rows-repeated="2">
          <table:table-cell table:number-columns-repeated="999"/>
        </table:table-row>
        <table:table-row table:style-name="ro3">
          <table:table-cell table:number-columns-repeated="999"/>
        </table:table-row>
      </table:table>
      <table:table table:name="devtree_rpi-linux" table:style-name="ta1">
        <office:forms form:automatic-focus="false" form:apply-design-mode="false"/>
        <table:table-column table:style-name="co19" table:default-cell-style-name="ce9"/>
        <table:table-column table:style-name="co7" table:default-cell-style-name="ce8"/>
        <table:table-column table:style-name="co7" table:number-columns-repeated="15" table:default-cell-style-name="ce9"/>
        <table:table-column table:style-name="co20" table:default-cell-style-name="ce9"/>
        <table:table-column table:style-name="co7" table:number-columns-repeated="8" table:default-cell-style-name="ce9"/>
        <table:table-column table:style-name="co21" table:default-cell-style-name="ce9"/>
        <table:table-column table:style-name="co7" table:number-columns-repeated="30" table:default-cell-style-name="ce9"/>
        <table:table-column table:style-name="co22" table:default-cell-style-name="ce9"/>
        <table:table-column table:style-name="co23" table:default-cell-style-name="ce9"/>
        <table:table-column table:style-name="co2" table:number-columns-repeated="940" table:default-cell-style-name="ce9"/>
        <table:table-row table:style-name="ro2">
          <table:table-cell table:style-name="ce19"/>
          <table:table-cell table:style-name="ce20" office:value-type="string" calcext:value-type="string">
            <text:p>bcm2708-rpi-b.dts</text:p>
          </table:table-cell>
          <table:table-cell table:style-name="ce19" table:number-columns-repeated="56"/>
          <table:table-cell table:style-name="ce5" table:number-columns-repeated="941"/>
        </table:table-row>
        <table:table-row table:style-name="ro2" table:number-rows-repeated="1048013">
          <table:table-cell table:number-columns-repeated="999"/>
        </table:table-row>
        <table:table-row table:style-name="ro3" table:number-rows-repeated="561">
          <table:table-cell table:number-columns-repeated="999"/>
        </table:table-row>
        <table:table-row table:style-name="ro3">
          <table:table-cell table:number-columns-repeated="999"/>
        </table:table-row>
      </table:table>
      <table:table table:name="configs_sunxi" table:style-name="ta1">
        <office:forms form:automatic-focus="false" form:apply-design-mode="false"/>
        <table:table-column table:style-name="co24" table:default-cell-style-name="ce13"/>
        <table:table-column table:style-name="co25" table:default-cell-style-name="ce13"/>
        <table:table-column table:style-name="co2" table:number-columns-repeated="7" table:default-cell-style-name="ce13"/>
        <table:table-column table:style-name="co26" table:default-cell-style-name="ce13"/>
        <table:table-column table:style-name="co2" table:number-columns-repeated="1014" table:default-cell-style-name="ce13"/>
        <table:table-row table:style-name="ro1">
          <table:table-cell table:style-name="ce1"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 table:style-name="ce1"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 table:style-name="ce1"/>
          <table:table-cell table:style-name="ce2" office:value-type="string" calcext:value-type="string">
            <text:p>DEFAULT_FDT_FILE</text:p>
          </table:table-cell>
          <table:table-cell table:style-name="ce1"/>
          <table:table-cell table:style-name="ce2" office:value-type="string" calcext:value-type="string">
            <text:p>VENDOR</text:p>
          </table:table-cell>
          <table:table-cell table:style-name="ce1" table:number-columns-repeated="1008"/>
        </table:table-row>
        <table:table-row table:style-name="ro1">
          <table:table-cell table:style-name="ce1"/>
          <table:table-cell table:style-name="ce2" office:value-type="string" calcext:value-type="string">
            <text:p>A1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4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boar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Hyundai_A7H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huwi_V7_CW082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Linksprite_pcDuino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arsboard_A1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A100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ini-X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10_tv_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dserve_dsrv9703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dserve-dsrv9703c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3F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f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3W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w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1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7f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7fv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f_rev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f-rev03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ii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ii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jesurun_q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jesurun-q5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v_protab2_ips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pov-protab2-ips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unxi_Gemei_G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gemei-g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10s-OLinuXino-M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13-OLinuXinoM_defconfig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1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mpe_A76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uxtek-T003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uxtek-T004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HIP_p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Empire_electronix_d709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Empire_electronix_m712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HIP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UTOO_P66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Wobo_i5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difrnce_dit435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difrnce-dit4350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86V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86vs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8v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98v-rev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_a10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mk80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13_tablet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q8-tablet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r7-tv-dongl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r7-tv-dongle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ce11"/>
          <table:table-cell table:style-name="ce12"/>
          <table:table-cell table:style-name="ce11" table:number-columns-repeated="1022"/>
        </table:table-row>
        <table:table-row table:style-name="ro1">
          <table:table-cell table:style-name="ce11"/>
          <table:table-cell table:style-name="ce12" office:value-type="string" calcext:value-type="string">
            <text:p>Hummingbird_A3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SQ_CS908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olombu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SI_Primo8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A1000G_quad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I7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9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inlinx_SinA31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inovoip_BPI_M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Yones_Toptech_BS1078_V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olorfly_e708_q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colorfly-e708-q1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q97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inet-q972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ixtile_loftq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-mixtile-loftq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20-OLinuXino-Lime2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-Lime2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_MICRO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_MICR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204-EVB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204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inol_AW1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ubieboard2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truck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ro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tead_Ibox_A2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amobo_R1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Linksprite_pcDuino3_Nano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nksprite_pcDuino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K808C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SI_Primo7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5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Orangep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min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Wexler_TAB720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Wits_Pro_A20_DKT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Yones_Toptech_BD1078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banana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12-tv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12-tvbox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cnova-a20-swa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cnova-swac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inet86dz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inet86dz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gt90h_v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gt90h-v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laroid_mid2407pxe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407pxe03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laroid_mid2809pxe0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809pxe0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2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q8-tablet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un8i_a23_evb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evb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1"/>
          <table:table-cell table:style-name="ce12" office:value-type="string" calcext:value-type="string">
            <text:p>Bananapi_M2_Ultra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R40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cheePi_Zero</text:p>
          </table:table-cell>
          <table:table-cell table:style-name="ce11" table:number-columns-repeated="8"/>
          <table:table-cell table:style-name="ce11" office:value-type="string" calcext:value-type="string">
            <text:p>SUN8I_V3S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3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8I_A33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ga10h_v1_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ga10h-v1.1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_m2m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intendo_NES_Classic_Edition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inlinx_SinA33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D978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inet-d978-rev2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arrot_r16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r16-parro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33_tablet_1024x60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3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tbs_a71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tbs-a711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inovoip_BPI_M3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truck_plus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h8_homlet_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allwinner-h8homlet-v2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Sinovoip_BPI_M2_Plus</text:p>
          </table:table-cell>
          <table:table-cell table:style-name="ce11" table:number-columns-repeated="8"/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bretech_all_h3_cc_h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libretech-all-h3-c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m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_air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-air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2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lit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lit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on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on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lus2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2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ze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2-plus-orangepi-zer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Cubieboard4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errii_A80_Optimus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unchip_CX-A99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a64-olinuxino</text:p>
          </table:table-cell>
          <table:table-cell table:style-name="ce11" table:number-columns-repeated="8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_m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a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2"/>
          <table:table-cell table:style-name="Default"/>
          <table:table-cell table:style-name="ce11" office:value-type="string" calcext:value-type="string">
            <text:p>sun50i-a64-nanopi-a64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win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orangepi-win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ine64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opine_baseboard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c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rim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rime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zer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zer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s_arm_other" table:style-name="ta1">
        <office:forms form:automatic-focus="false" form:apply-design-mode="false"/>
        <table:table-column table:style-name="co27" table:default-cell-style-name="ce1"/>
        <table:table-column table:style-name="co28" table:default-cell-style-name="ce1"/>
        <table:table-column table:style-name="co2" table:number-columns-repeated="7" table:default-cell-style-name="ce1"/>
        <table:table-column table:style-name="co29" table:default-cell-style-name="ce1"/>
        <table:table-column table:style-name="co2" table:number-columns-repeated="1014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string" calcext:value-type="string">
            <text:p>r8a7791-porter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8a7795_salvator-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ALVATOR_X</text:p>
          </table:table-cell>
          <table:table-cell office:value-type="string" calcext:value-type="string">
            <text:p>r8a7795-salvator-x-u-boot</text:p>
          </table:table-cell>
          <table:table-cell table:number-columns-repeated="3"/>
          <table:table-cell office:value-type="string" calcext:value-type="string">
            <text:p>r8a7795-salvator-x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4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ILK</text:p>
          </table:table-cell>
          <table:table-cell office:value-type="string" calcext:value-type="string">
            <text:p>r8a7794-silk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TOUT</text:p>
          </table:table-cell>
          <table:table-cell office:value-type="string" calcext:value-type="string">
            <text:p>r8a7790-stout-u-boo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2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-xu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 table:number-columns-repeated="2"/>
          <table:table-cell office:value-type="string" calcext:value-type="string">
            <text:p>exynos5422-odroidxu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exynos4412-odroi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exynos4210-orige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ach-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</text:p>
          </table:table-cell>
          <table:table-cell office:value-type="string" calcext:value-type="string">
            <text:p>exynos5800-peach-p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ach-p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T</text:p>
          </table:table-cell>
          <table:table-cell office:value-type="string" calcext:value-type="string">
            <text:p>exynos5420-peach-pi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exynos4210-universal_c2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exynos5250-smdk52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exynos5420-smdk54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v3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 table:number-columns-repeated="2"/>
          <table:table-cell office:value-type="string" calcext:value-type="string">
            <text:p>exynos4210-smdkv3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exynos5250-sn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exynos5250-spr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exynos4412-trats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exynos4210-tra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5p_gon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5P_GONI</text:p>
          </table:table-cell>
          <table:table-cell office:value-type="string" calcext:value-type="string">
            <text:p>s5pc1xx-gon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c1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MDKC100</text:p>
          </table:table-cell>
          <table:table-cell office:value-type="string" calcext:value-type="string">
            <text:p>s5pc1xx-smdkc100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-c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ODROID_C2</text:p>
          </table:table-cell>
          <table:table-cell office:value-type="string" calcext:value-type="string">
            <text:p>meson-gxbb-odroidc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1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P212</text:p>
          </table:table-cell>
          <table:table-cell office:value-type="string" calcext:value-type="string">
            <text:p>meson-gxl-s905x-p2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pla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POPLAR</text:p>
          </table:table-cell>
          <table:table-cell office:value-type="string" calcext:value-type="string">
            <text:p>hi3798cv200-poplar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rpi_0_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0_W</text:p>
          </table:table-cell>
          <table:table-cell office:value-type="string" calcext:value-type="string">
            <text:p>bcm2835-rpi-zero-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2</text:p>
          </table:table-cell>
          <table:table-cell office:value-type="string" calcext:value-type="string">
            <text:p>bcm2836-rpi-2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3_3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_32B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string" calcext:value-type="string">
            <text:p>bcm2835-rpi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32v234evb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32V234EVB</text:p>
          </table:table-cell>
          <table:table-cell table:number-columns-repeated="2"/>
          <table:table-cell office:value-type="string" calcext:value-type="string">
            <text:p>IMX_CONFIG=board/freescale/s32v234evb/s32v234evb.cfg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socfpga_arria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OCFPGA</text:p>
          </table:table-cell>
          <table:table-cell table:number-columns-repeated="2"/>
          <table:table-cell office:value-type="string" calcext:value-type="string">
            <text:p>SOCFPGA_ARRIA10_SOCDK</text:p>
          </table:table-cell>
          <table:table-cell office:value-type="string" calcext:value-type="string">
            <text:p>socfpga_arria10_socdk_sdmmc</text:p>
          </table:table-cell>
          <table:table-cell table:number-columns-repeated="3"/>
          <table:table-cell office:value-type="string" calcext:value-type="string">
            <text:p>socfpga_arria10_socdk_sdmmc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ar3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PEAR300</text:p>
          </table:table-cell>
          <table:table-cell table:number-columns-repeated="2"/>
          <table:table-cell office:value-type="string" calcext:value-type="string">
            <text:p>SPEAR3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ih410-b2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stih410-b22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m32f429-discover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F4</text:p>
          </table:table-cell>
          <table:table-cell table:number-columns-repeated="3"/>
          <table:table-cell office:value-type="string" calcext:value-type="string">
            <text:p>STM32F429_DISCOVERY</text:p>
          </table:table-cell>
          <table:table-cell office:value-type="string" calcext:value-type="string">
            <text:p>stm32f429-dis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v099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TV0991</text:p>
          </table:table-cell>
          <table:table-cell office:value-type="string" calcext:value-type="string">
            <text:p>stv0991</text:p>
          </table:table-cell>
          <table:table-cell/>
          <table:table-cell office:value-type="string" calcext:value-type="string">
            <text:p>STV0991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thunderx_88xx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THUNDERX_88XX</text:p>
          </table:table-cell>
          <table:table-cell office:value-type="string" calcext:value-type="string">
            <text:p>thunderx-88xx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syzygy_hu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syzygy-hu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pic_miam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topic-miam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uniphier_ld4_sld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UNIPHIER</text:p>
          </table:table-cell>
          <table:table-cell office:value-type="string" calcext:value-type="string">
            <text:p>UNIPHIER_LD4_SLD8</text:p>
          </table:table-cell>
          <table:table-cell table:number-columns-repeated="2"/>
          <table:table-cell office:value-type="string" calcext:value-type="string">
            <text:p>uniphier-ld4-re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xpress_aemv8a_dram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VEXPRESS64_BASE_FVP_DR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x6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X6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ipitz2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ZIPITZ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ilinx_zynqmp_mini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MP</text:p>
          </table:table-cell>
          <table:table-cell table:number-columns-repeated="3"/>
          <table:table-cell office:value-type="string" calcext:value-type="string">
            <text:p>zynqmp-mini-emm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ork_92105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RK_9210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ynq_cc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cc1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</table:table>
      <table:table table:name="configs_nxp" table:style-name="ta1">
        <table:table-column table:style-name="co30" table:default-cell-style-name="ce1"/>
        <table:table-column table:style-name="co31" table:default-cell-style-name="ce1"/>
        <table:table-column table:style-name="co2" table:number-columns-repeated="6" table:default-cell-style-name="ce1"/>
        <table:table-column table:style-name="co32" table:default-cell-style-name="ce1"/>
        <table:table-column table:style-name="co2" table:number-columns-repeated="1015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dl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2g.cfg,MX6DL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d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.cfg,MX6DL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q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2g.cfg,MX6Q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s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1g.cfg,MX6S,DDR_MB=1024"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.cfg,MX6S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n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OSAGI_NOVENA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os6uldev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POS6ULDEV</text:p>
          </table:table-cell>
          <table:table-cell office:value-type="string" calcext:value-type="string">
            <text:p>imx6ul-opos6uldev</text:p>
          </table:table-cell>
          <table:table-cell table:number-columns-repeated="3"/>
          <table:table-cell office:value-type="string" calcext:value-type="string">
            <text:p>imx6ul-opos6uldev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12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board/bachmann/ot1200/mx6q_4x_mt41j128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1200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m05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CM058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fla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FLA02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-imx6u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ICO_IMX6UL</text:p>
          </table:table-cell>
          <table:table-cell office:value-type="string" calcext:value-type="string">
            <text:p>imx6ul-pico-hobbit.dtb</text:p>
          </table:table-cell>
          <table:table-cell/>
          <table:table-cell office:value-type="string" calcext:value-type="string">
            <text:p>IMX_CONFIG=board/technexion/pico-imx6ul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-imx7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PICO_IMX7D</text:p>
          </table:table-cell>
          <table:table-cell table:number-columns-repeated="2"/>
          <table:table-cell office:value-type="string" calcext:value-type="string">
            <text:p>IMX_CONFIG=board/technexion/pico-imx7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atinum_pico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PICON</text:p>
          </table:table-cell>
          <table:table-cell table:number-columns-repeated="2"/>
          <table:table-cell office:value-type="string" calcext:value-type="string">
            <text:p>IMX_CONFIG=arch/arm/mach-imx/spl_sd.cfg,MX6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atinum_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TITANIUM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ot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s1g.cfg,MX6S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sa_fuze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SANSA_FUZE_P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_sps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SC_SPS_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comx6quq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ECOMX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ks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KSIMX6</text:p>
          </table:table-cell>
          <table:table-cell table:number-columns-repeated="2"/>
          <table:table-cell office:value-type="string" calcext:value-type="string">
            <text:p>IMX_CONFIG=arch/arm/mach-imx/spl_sd.cfg,MX6Q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bs29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BS29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ITANIUM</text:p>
          </table:table-cell>
          <table:table-cell table:number-columns-repeated="2"/>
          <table:table-cell office:value-type="string" calcext:value-type="string">
            <text:p>IMX_CONFIG=board/barco/titanium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qma6dl_mba6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qma6dl_mba6_sp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6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TS46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s48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TS4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do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doo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_NE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sbarm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USBARMOR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ning_2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AMTEC_VINING_2000</text:p>
          </table:table-cell>
          <table:table-cell table:number-columns-repeated="2"/>
          <table:table-cell office:value-type="string" calcext:value-type="string">
            <text:p>IMX_CONFIG=board/samtec/vining_2000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nd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NDBOAR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p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MX_CONFIG=board/warp7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IMX_CONFIG=board/warp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fi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XFI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res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board/ccv/xpress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press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c52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202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c560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601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mx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ZMX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alis_imx6_nospl_co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lis_imx6_nospl_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board/toradex/apalis_imx6/apalis_imx6q.cfg,MX6Q,DDR_MB=2048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m05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PCM052</text:p>
          </table:table-cell>
          <table:table-cell office:value-type="string" calcext:value-type="string">
            <text:p>pcm052</text:p>
          </table:table-cell>
          <table:table-cell/>
          <table:table-cell office:value-type="string" calcext:value-type="string">
            <text:p>IMX_CONFIG=board/phytec/pcm052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f610tw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f610twr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oodburn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oodburn_s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_SD</text:p>
          </table:table-cell>
          <table:table-cell table:number-columns-repeated="2"/>
          <table:table-cell office:value-type="string" calcext:value-type="string">
            <text:p>IMX_CONFIG=board/woodburn/imximage.cfg</text:p>
          </table:table-cell>
          <table:table-cell table:number-columns-repeated="1012"/>
        </table:table-row>
      </table:table>
      <table:table table:name="configs_ti" table:style-name="ta1">
        <table:table-column table:style-name="co33" table:default-cell-style-name="ce1"/>
        <table:table-column table:style-name="co34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kia_rx5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NOKIA_RX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beag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BEAGLE</text:p>
          </table:table-cell>
          <table:table-cell office:value-type="string" calcext:value-type="string">
            <text:p>omap3-beagle</text:p>
          </table:table-cell>
          <table:table-cell table:number-columns-repeated="3"/>
          <table:table-cell office:value-type="string" calcext:value-type="string">
            <text:p>omap3-beagle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map3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EVM</text:p>
          </table:table-cell>
          <table:table-cell office:value-type="string" calcext:value-type="string">
            <text:p>omap3-evm</text:p>
          </table:table-cell>
          <table:table-cell table:number-columns-repeated="3"/>
          <table:table-cell office:value-type="string" calcext:value-type="string">
            <text:p>omap3-evm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map3_h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2"/>
          <table:table-cell office:value-type="string" calcext:value-type="string">
            <text:p>SYS_BOARD_OMAP3_H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map3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LOGIC</text:p>
          </table:table-cell>
          <table:table-cell office:value-type="string" calcext:value-type="string">
            <text:p>logicpd-torpedo-37xx-devki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map3_ove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OVE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pandor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PANDO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zoo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ZOOM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4_pand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PAN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4_sdp44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SDP44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5_u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5_U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l138_lc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OMAPL138_LCDK</text:p>
          </table:table-cell>
          <table:table-cell office:value-type="string" calcext:value-type="string">
            <text:p>da850-lc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cm051_rev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cm051_rev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ngwy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NGWY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xm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XM2</text:p>
          </table:table-cell>
          <table:table-cell office:value-type="string" calcext:value-type="string">
            <text:p>am335x-pxm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sta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ASTA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UT</text:p>
          </table:table-cell>
          <table:table-cell office:value-type="string" calcext:value-type="string">
            <text:p>am335x-ru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ip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o353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HU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814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4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4X_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816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6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6X_EVM</text:p>
          </table:table-cell>
          <table:table-cell office:value-type="string" calcext:value-type="string">
            <text:p>dm8168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cord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corder_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ist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WISTER</text:p>
          </table:table-cell>
          <table:table-cell table:number-columns-repeated="1015"/>
        </table:table-row>
      </table:table>
      <table:table table:name="configs_tegra" table:style-name="ta1">
        <table:table-column table:style-name="co33" table:default-cell-style-name="ce1"/>
        <table:table-column table:style-name="co35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yan-b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NYAN_BIG</text:p>
          </table:table-cell>
          <table:table-cell office:value-type="string" calcext:value-type="string">
            <text:p>tegra124-nyan-bi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371-0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0000</text:p>
          </table:table-cell>
          <table:table-cell office:value-type="string" calcext:value-type="string">
            <text:p>tegra210-p2371-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371-218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2180</text:p>
          </table:table-cell>
          <table:table-cell office:value-type="string" calcext:value-type="string">
            <text:p>tegra210-p2371-21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57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571</text:p>
          </table:table-cell>
          <table:table-cell office:value-type="string" calcext:value-type="string">
            <text:p>tegra210-p25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771-0000-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771-0000-5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5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z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AZ00</text:p>
          </table:table-cell>
          <table:table-cell office:value-type="string" calcext:value-type="string">
            <text:p>tegra20-paz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lutu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LUTUX</text:p>
          </table:table-cell>
          <table:table-cell office:value-type="string" calcext:value-type="string">
            <text:p>tegra20-plutu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a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SEABOARD</text:p>
          </table:table-cell>
          <table:table-cell office:value-type="string" calcext:value-type="string">
            <text:p>tegra20-seabo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c-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TEC_NG</text:p>
          </table:table-cell>
          <table:table-cell office:value-type="string" calcext:value-type="string">
            <text:p>tegra30-tec-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EC</text:p>
          </table:table-cell>
          <table:table-cell office:value-type="string" calcext:value-type="string">
            <text:p>tegra20-te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msli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RIMSLICE</text:p>
          </table:table-cell>
          <table:table-cell office:value-type="string" calcext:value-type="string">
            <text:p>tegra20-trimsli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ice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VENICE2</text:p>
          </table:table-cell>
          <table:table-cell office:value-type="string" calcext:value-type="string">
            <text:p>tegra124-venice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tan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VENTANA</text:p>
          </table:table-cell>
          <table:table-cell office:value-type="string" calcext:value-type="string">
            <text:p>tegra20-ventana</text:p>
          </table:table-cell>
          <table:table-cell table:number-columns-repeated="1014"/>
        </table:table-row>
      </table:table>
      <table:table table:name="configs_atmel" table:style-name="ta1">
        <table:table-column table:style-name="co3" table:default-cell-style-name="ce1"/>
        <table:table-column table:style-name="co36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sa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ICOSAM9G45</text:p>
          </table:table-cell>
          <table:table-cell table:number-columns-repeated="2"/>
          <table:table-cell office:value-type="string" calcext:value-type="string">
            <text:p>AT91SAM9M10G45,SYS_USE_MM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26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1</text:p>
          </table:table-cell>
          <table:table-cell office:value-type="string" calcext:value-type="string">
            <text:p>at91sam9261ek</text:p>
          </table:table-cell>
          <table:table-cell/>
          <table:table-cell office:value-type="string" calcext:value-type="string">
            <text:p>AT91SAM92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26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3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G45</text:p>
          </table:table-cell>
          <table:table-cell table:number-columns-repeated="2"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martwe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MARTWEB</text:p>
          </table:table-cell>
          <table:table-cell office:value-type="string" calcext:value-type="string">
            <text:p>at91sam9260-smartweb</text:p>
          </table:table-cell>
          <table:table-cell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apper9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apper9g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G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office:value-type="string" calcext:value-type="string">
            <text:p>at91sam9g20-taurus</text:p>
          </table:table-cell>
          <table:table-cell/>
          <table:table-cell office:value-type="string" calcext:value-type="string">
            <text:p>AT91SAM9G20,MACH_TYPE=2067,BOARD_TAURU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sb_a9263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USB_A9263</text:p>
          </table:table-cell>
          <table:table-cell office:value-type="string" calcext:value-type="string">
            <text:p>usb_a9263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VINCO</text:p>
          </table:table-cell>
          <table:table-cell office:value-type="string" calcext:value-type="string">
            <text:p>at91-vin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b45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45N</text:p>
          </table:table-cell>
          <table:table-cell table:number-columns-repeated="2"/>
          <table:table-cell office:value-type="string" calcext:value-type="string">
            <text:p>AT91SAM9X5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b50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50N</text:p>
          </table:table-cell>
          <table:table-cell table:number-columns-repeated="2"/>
          <table:table-cell office:value-type="string" calcext:value-type="string">
            <text:p>SAMA5D3,SYS_USE_NANDFLASH</text:p>
          </table:table-cell>
          <table:table-cell table:number-columns-repeated="1012"/>
        </table:table-row>
      </table:table>
      <table:table table:name="configs_rockchip" table:style-name="ta1">
        <table:table-column table:style-name="co37" table:default-cell-style-name="ce1"/>
        <table:table-column table:style-name="co38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hycore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HYCORE_RK3288</text:p>
          </table:table-cell>
          <table:table-cell office:value-type="string" calcext:value-type="string">
            <text:p>rk3288-phycore-r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pmetal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OPMETAL_RK3288</text:p>
          </table:table-cell>
          <table:table-cell office:value-type="string" calcext:value-type="string">
            <text:p>rk3288-popmet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ma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UMA_RK3399</text:p>
          </table:table-cell>
          <table:table-cell office:value-type="string" calcext:value-type="string">
            <text:p>rk3399-puma-ddr16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ck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2</text:p>
          </table:table-cell>
          <table:table-cell office:value-type="string" calcext:value-type="string">
            <text:p>rk3288-rock2-squar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k3188-radxaroc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eep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SHEEP</text:p>
          </table:table-cell>
          <table:table-cell office:value-type="string" calcext:value-type="string">
            <text:p>rk3368-shee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nker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TINKER_RK3288</text:p>
          </table:table-cell>
          <table:table-cell office:value-type="string" calcext:value-type="string">
            <text:p>rk3288-tink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yasa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VYASA_RK3288</text:p>
          </table:table-cell>
          <table:table-cell office:value-type="string" calcext:value-type="string">
            <text:p>rk3288-vyasa</text:p>
          </table:table-cell>
          <table:table-cell table:number-columns-repeated="1014"/>
        </table:table-row>
      </table:table>
      <table:table table:name="configs_ppc" table:style-name="ta1">
        <table:table-column table:style-name="co39" table:default-cell-style-name="ce1"/>
        <table:table-column table:style-name="co40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bc8349_PCI_3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BC8349</text:p>
          </table:table-cell>
          <table:table-cell table:number-columns-repeated="2"/>
          <table:table-cell office:value-type="string" calcext:value-type="string">
            <text:p>PCI_33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rat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SOCRAT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rider_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TRIDER</text:p>
          </table:table-cell>
          <table:table-cell table:number-columns-repeated="2"/>
          <table:table-cell office:value-type="string" calcext:value-type="string">
            <text:p>STRIDER_CO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vd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SUVD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ge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GE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xx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XX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E83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me8349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edite517x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6xx</text:p>
          </table:table-cell>
          <table:table-cell table:number-columns-repeated="4"/>
          <table:table-cell office:value-type="string" calcext:value-type="string">
            <text:p>XPEDITE517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edite52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pedite537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pedite55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</table:table>
      <table:table table:name="configs_mips" table:style-name="ta1">
        <table:table-column table:style-name="co41" table:default-cell-style-name="ce1"/>
        <table:table-column table:style-name="co42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b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PB1X00</text:p>
          </table:table-cell>
          <table:table-cell table:number-columns-repeated="2"/>
          <table:table-cell office:value-type="string" calcext:value-type="string">
            <text:p>PB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32mzdask</text:p>
          </table:table-cell>
          <table:table-cell office:value-type="string" calcext:value-type="string">
            <text:p>MIPS</text:p>
          </table:table-cell>
          <table:table-cell table:number-columns-repeated="6"/>
          <table:table-cell office:value-type="string" calcext:value-type="string">
            <text:p>pic32mzda_sk</text:p>
          </table:table-cell>
          <table:table-cell office:value-type="string" calcext:value-type="string">
            <text:p>PIC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gem_f@st1704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agem,f@st17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fr_nb4-ser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fr,nb4-s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plink_wdr4300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3"/>
          <table:table-cell office:value-type="string" calcext:value-type="string">
            <text:p>tplink_wdr43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ct_platinum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V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ston64r2el_defconfig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office:value-type="string" calcext:value-type="string">
            <text:p>img,boston</text:p>
          </table:table-cell>
          <table:table-cell table:number-columns-repeated="1014"/>
        </table:table-row>
      </table:table>
      <table:table table:name="configs_marvell" table:style-name="ta1">
        <table:table-column table:style-name="co43" table:default-cell-style-name="ce1"/>
        <table:table-column table:style-name="co44" table:default-cell-style-name="ce1"/>
        <table:table-column table:style-name="co2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ris_omni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TURRIS_OMNIA</text:p>
          </table:table-cell>
          <table:table-cell office:value-type="string" calcext:value-type="string">
            <text:p>armada-385-turris-omn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a310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SA310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enrd_ba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BA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rd_clien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CLIE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rd_ultim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ULTIM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go_e0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POGO_E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rtl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PORTL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heeva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SHEEVAPLUG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05:18:02.031101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5.4.6.2$Linux_X86_64 LibreOffice_project/40m0$Build-2</meta:generator>
    <dc:date>2018-06-16T05:51:11.662934074</dc:date>
    <meta:editing-duration>P1DT5H47M22S</meta:editing-duration>
    <meta:editing-cycles>1720</meta:editing-cycles>
    <meta:document-statistic meta:table-count="17" meta:cell-count="6263" meta:object-count="0"/>
  </office:meta>
</office:document-meta>
</file>